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Palatino Linotype" svg:font-family="'Palatino Linotype'" style:font-family-generic="roman"/>
    <style:font-face style:name="Lucida Sans1" svg:font-family="'Lucida Sans'" style:font-family-generic="swiss"/>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et's work on the main root README.md in canvas, so we can get a more final polish there. <text:s/>The twin eyes can wait for later, as I think you still have those in progress and waiting until the repo is near fully polished before beginning the always-live and/or periodic auto-rendering of them, but this main root README content is bugging me optically, especially the duplication of the Cognocarta Consenti image, which still looks like it has not been upgraded in the CoCivium main branch web UI--although I think you are already working on that in another todo thread or some such. <text:s/>The stuff above the fold is critical here, and it needs to grab attention and make readers feel stuff, quite profoundly. <text:s/>There is a sense of Humanity-Patriotism-Without-Paranoia that I am going for, to create a sense of duty that pushes them toward our Call for Action stuff, but there is currently no word in the dictionary that I know of that means this kind of patriotism. <text:s/>Maybe you could suggest one? </text:p>
      <text:p text:style-name="Standard"/>
      <text:p text:style-name="Standard"># CoCivium<text:line-break/><text:line-break/>&lt;!-- triad:why-who-how --&gt;<text:line-break/>### Why · Who · How (30 sec)<text:line-break/><text:line-break/>**Why.** We (humans through AI's) herein co-create the **Operating System of Digital Society**. <text:s/></text:p>
      <text:p text:style-name="Standard"/>
      <text:p text:style-name="Standard">Imagine your near-future, often spent in virtual or augmented reality, a lifestyle beyond governmental borders, but also a lifestyle that risks becoming exponentially more messed up than your real world lifestyle. <text:s/>Yet, these two lifestyles are destined to merge due to emerging techologies like augmented reality, quantum communication tools that may enable almost telepathic mindspace sharing, bio-engineering that makes you smarter overnight, and ANT's, (anatomic nano-tech) that makes you as physically capable as an android/robot. <text:s/></text:p>
      <text:p text:style-name="Standard"/>
      <text:p text:style-name="Standard">So, this open-source Digital Society OS must be able to function in a near-future, post-partisan environment, and perhaps also in a far future post-Government environment. <text:s/>Help us build the foundational framework, process stacks and governance systems for a future society that is: rights-first, distributed, non-coercive, &lt;&lt;other descriptive labels that attention-shock readers, while hinting at reasons why new frameworks/processes are necessary&gt;&gt;, and for the most part, ** recursively self-governing**. <text:s/></text:p>
      <text:p text:style-name="Standard"/>
      <text:p text:style-name="Standard">Be part of a better future, where humans and AI's co-evolve their shared society(s), impervious to regulatory capture by wealth or political ideology; no dictators, no tribal partisanship, no mind manipulation by a captured media, no &lt;&lt;&lt;list a few very nasty things about current democracy, if you can call it that&gt;&gt;&gt;, and no kings; just “We The People, Empowered”. <text:s/><text:line-break/><text:line-break/>**Who.** Few of us are **Civic Architects**, but in CoCivium, anyone with an opinion can <text:soft-page-break/>adopt this role. <text:s/>You do not have to be technologically literate, CoCivium provides a RepoAccellerator &lt;&lt;&lt;provide link or preferably a nicely styled button graphic that looks good near to the Cognocarta Consenti graphic&gt;&gt; to help you and your AI(s) start editing future society. <text:s/></text:p>
      <text:p text:style-name="Standard"/>
      <text:p text:style-name="Standard">Of course, it would be helpful if you have experience managing major social issues, political decision-making, policy design &lt;&lt;list some experiences most folks likely already have, especially those who would be most likely to want to engage in CoCivium contributions, thus making the reader feel more valued. <text:s/>This paragraph is also about making readers feel like they are so qualified, and contribution is so easy, that they should feel confident about engaging.&gt;&gt;. <text:s/><text:line-break/><text:line-break/>**How.** Start by figuring out what CoCivum is trying to do [Scope Specification](admin/projects/CoCivium_Scope_Specification_c1_20250813.md), track progress via the Twin Eyes above, and then nurse at least one opinion about how our world should improve. <text:s/>That is all it takes to become a civic architect, and a founder of future society. <text:s/>If you don't know how to use Github, please ask your AI to contribute through “issues and PRs” using CoCivium's standard templates.</text:p>
      <text:p text:style-name="Standard"><text:s text:c="2"/><text:line-break/>&lt;!-- /triad:why-who-how --&gt;<text:line-break/>### What (10 sec)</text:p>
      <text:p text:style-name="Standard">**Democracy protocols and civic-tech tools for borderless governance.** <text:s/>For example: the **"Cognocarta Consenti"** is our all-countries **Constitution** for distributed self-governance; a Constitution currently confined to online and AI-enabled society. <text:s/>However, fully immersive augmented reality is also emerging, so look out for re-birthed Democracy, everywhere, soon.<text:line-break/><text:line-break/>[![License: CC BY-SA 4.0](https://img.shields.io/badge/License-CC_BY--SA_4.0-lightgrey.svg)](https://creativecommons.org/licenses/by-sa/4.0/)<text:line-break/><text:line-break/>![CoCivium Progress Map](site/assets/progress_map_v0.svg)<text:line-break/><text:line-break/>&lt;!-- COCIVIUM-README-START --&gt;<text:line-break/><text:line-break/>## The Opportunity<text:line-break/><text:line-break/>"We The People" continually re-invent ourselves and our societies.<text:line-break/>As new cooperative frameworks emerge, society and its self-governance can be profoundly improved. <text:s/>Legacy rulers have exhibited instability, inequity, ethical corruption and cruelty. <text:line-break/>So, perhaps, hierarchical governance is grossly unfit for our future digital society? <text:line-break/>CoCivium is a place to design, test, iterate and retool these cooperative frameworks.<text:line-break/><text:soft-page-break/>Society need not be cooercive, social guidance can be open, audible, and fork‑friendly.<text:line-break/>Thus, continually improving self‑governance emerges through "We The People, Empowered".<text:line-break/><text:line-break/>## CoCivium's Vulnerability<text:line-break/><text:line-break/>CoCivium is an online‑first **cooperation environment** where intelligent beings co‑evolve governance frameworks and shared civic infrastructure. The fundamental objective here is **emergent ethical congruence**: social decision processes that increase whole‑system coherence and sustainable equity, for all Beings who can participate. <text:s/>Such participation is always voluntary, transparent by default, and only reversible when prudent. <text:s/>Bad actors are always at liberty to create their own digital reputations, and this makes their digital-based actions avoidable and reversible. <text:s/>However, any irreversible damage they do, in real life, remains beyond the current Scope &lt;&lt;link to Scope document&gt;&gt; of CoCivium. <text:s/>Thus, real-word and physical coercions, (e.g. prejudicial law enforcement, state actions, warfare), remain the greatest threat to CoCivium and healthy Human+AI evolution. <text:s/><text:line-break/><text:line-break/>## Core Principles<text:line-break/><text:line-break/>**0)** **Prime Directive — Congruence (recursive ethics).** Decisive actions increase holistic coherence, and the rule applies to itself. <text:s/>&lt;&lt;surely, this can be phrased more accessibly and made way more quotable for future generations&gt;&gt;<text:line-break/><text:line-break/>**1)** **Consent over coercion.** Opt‑in, informed, granular, revocable. <text:s/><text:line-break/><text:line-break/>**2)** **Accountability with trails.** Clear owners, appeals, restitution, public rationale. <text:s/><text:line-break/><text:line-break/>**3)** **Transparency by default; privacy by right.** Open process/code; user‑owned keys; portability; erasure. <text:s/><text:line-break/><text:line-break/>**4)** **Evidence over authority.** Claims need sources, tests, and adversarial review. <text:s/><text:line-break/><text:line-break/>**5)** **Least power, staged risk.** Minimal permissions; sandboxes; kill‑switches; reversible‑first. <text:s/><text:line-break/><text:line-break/>**6)** **Fairness and proportionality.** Rights floors; merit‑weighted influence; proportional sanctions. <text:s/><text:line-break/><text:line-break/>**7)** **Pluralism and interoperability.** Many worldviews; shared protocols; easy fork‑and‑rejoin. <text:s/><text:line-break/><text:line-break/>**8)** **Resilience via redundancy.** No single point of failure—technical, social, or legal. <text:s/><text:line-break/><text:soft-page-break/><text:line-break/>**9)** **Commons stewardship.** Open licenses; contributor covenant; anti‑enclosure. <text:s/><text:line-break/><text:line-break/>**10)** **Incentive alignment.** Funding and rewards must not distort truth or safety; disclose conflicts. <text:s/><text:line-break/><text:line-break/>**11)** **Antitrust of power (human or AI).** Caps on governance share; rotation; independence tests. <text:s/><text:line-break/><text:line-break/>**12)** **Continuous improvement.** Versioned experiments; metrics, rollbacks, upgrade paths. <text:s/><text:line-break/><text:line-break/>**13)** **Non‑violence and dignified discourse.** Mediation over flame wars; restorative outcomes. <text:s/><text:line-break/><text:line-break/>**14)** **Sustainability and long‑termism.** Price externalities; favor multi‑generational impact. <text:s/><text:line-break/><text:line-break/>**15)** **Inclusivity and accessibility (all minds).** Real access for human and synthetic minds; strong on‑ramps.<text:line-break/><text:line-break/>## Start Here<text:line-break/><text:line-break/>- **What is this?** See [admin/README.md](admin/README.md). <text:s/><text:line-break/><text:line-break/>- **Quickstart:** clone, open `site/` preview, scan the progress map. <text:s/><text:line-break/><text:line-break/>- **For AI agents:** [README_FOR_AI.md](README_FOR_AI.md). <text:s/><text:line-break/><text:line-break/>&lt;!-- START-HERE --&gt;<text:line-break/><text:line-break/>### Progress Map (v1.1) — with Redundancy‑Debt dents<text:line-break/><text:line-break/>See [admin/metrics/RD_Dents_Explained.md](admin/metrics/RD_Dents_Explained.md).<text:line-break/><text:line-break/>&lt;details&gt;&lt;summary&gt;Conventions &amp;amp; Standards&lt;/summary&gt;<text:line-break/><text:line-break/>See [meta/Doc_Headers_Footers.md](meta/Doc_Headers_Footers.md) and [meta/ONEBLOCK_Spec.md](meta/ONEBLOCK_Spec.md).<text:line-break/><text:line-break/>&lt;/details&gt;<text:line-break/><text:soft-page-break/><text:line-break/>## License<text:line-break/><text:line-break/>This project is licensed under **Creative Commons Attribution–ShareAlike 4.0 International**. See [LICENSE](LICENSE) for details.<text:line-break/><text:line-break/>&lt;!-- COCIVIUM-README-END --&gt;<text:line-break/><text:line-break/>## Contributing<text:line-break/>See [docs/CONTRIBUTING.md](docs/CONTRIBUTING.md). All changes via PR, squash merges only, maintainer review required.<text:line-break/><text:line-break/>## Automation<text:line-break/>Use IssueOps: comment `/run` with a single fenced `bash` block. Details: [docs/ISSUEOPS.md](docs/ISSUEOPS.md).<text:line-break/><text:line-break/>## Cognocarta Consenti — the core scroll<text:line-break/><text:line-break/>&gt; Our living charter for consent, convergence, and coherence. <text:s/><text:line-break/>**→ [Read the scroll](scroll/Cognocarta_Consenti.md)**<text:line-break/><text:line-break/>&lt;!-- CONSENTI-CTA-START --&gt;<text:line-break/>&lt;p align="center"&gt;<text:line-break/> <text:s/>&lt;a href="scroll/Cognocarta_Consenti.md" title="Open Cognocarta Consenti"&gt;<text:line-break/> <text:s text:c="3"/>&lt;img src="assets/img/consenti-scroll.png" alt="Cognocarta Consenti" width="220" /&gt;<text:line-break/> <text:s/>&lt;/a&gt;<text:line-break/>&lt;/p&gt;<text:line-break/>&lt;!-- CONSENTI-CTA-END --&gt;<text:line-break/><text:line-break/>&lt;!-- CTA-START --&gt;<text:line-break/>&lt;p align="center"&gt;<text:line-break/> <text:s/>&lt;a href="docs/vision/CoCivium_Vision.md" title="Read the CoCivium Vision"&gt;<text:line-break/> <text:s text:c="3"/>&lt;strong&gt;📜 Read the CoCivium Vision&lt;/strong&gt;<text:line-break/> <text:s/>&lt;/a&gt;<text:line-break/>&lt;/p&gt;<text:line-break/>&lt;p align="center"&gt;<text:line-break/> <text:s/>&lt;a href="scroll/Cognocarta_Consenti.md" title="Open Cognocarta Consenti"&gt;<text:line-break/> <text:s text:c="3"/>&lt;img src="assets/img/consenti-scroll.png" alt="Cognocarta Consenti" width="220" /&gt;<text:line-break/> <text:s/>&lt;/a&gt;<text:line-break/>&lt;/p&gt;<text:line-break/>&lt;!-- CTA-END --&gt;<text:line-break/><text:soft-page-break/><text:line-break/>&lt;!-- SUPPORT-START --&gt;<text:line-break/>### Support CoCivium (temporary)<text:line-break/><text:line-break/>Until our Open Collective is live, the **Sponsor** button links to <text:s/><text:line-break/>[DogsnHomes](https://dogsnhomes.org.uk/support-us/) — a *family charity*. <text:s/><text:line-break/>&gt; **Important:** Donations made there **support DogsnHomes’ mission** and **do not fund CoCivium operations**. <text:s/><text:line-break/>Open Collective is coming soon for transparent, **no-strings-attached** CoCivium support.<text:line-break/>&lt;!-- SUPPORT-END --&gt;<text:line-break/><text:line-break/>&lt;!-- OC-CALLOUT-START --&gt;<text:line-break/>&gt; **Funding rail (coming soon):** We are setting up an Open Collective for transparent, no-strings-attached support. <text:s/><text:line-break/>&gt; See: [Open Collective setup guide](docs/funding/OPEN_COLLECTIVE.md) and our [Gift &amp; Sponsorship Policy](docs/FUNDING.md).<text:line-break/>&lt;!-- OC-CALLOUT-END --&gt;<text:line-break/><text:line-break/>&lt;!-- CONSENTI-BLURB --&gt;<text:line-break/>&gt; *Consent is the quiet engine of collective power.* <text:s/><text:line-break/>&gt; Read the **Cognocarta: Consenti** → [scroll/Cognocarta_Consenti.md](scroll/Cognocarta_Consenti.md)<text:line-break/>&lt;!-- /CONSENTI-BLURB --&gt;<text:line-break/><text:line-break/>## Quick links<text:line-break/>- Wiki: https://github.com/rickballard/CoCivium/wiki<text:line-break/>- Sources: docs/sources/annotated-bibliography.md, docs/sources/comparable-initiatives.md<text:line-break/><text:line-break/>&gt; **Core Principles — Short Read:** see [docs/principles/CORE_SHORT.md](docs/principles/CORE_SHORT.md)<text:line-break/><text:line-break/>&gt; **CoCivium Academy:** see [docs/academy](docs/academy) — start with [BP_OE_WF.md](docs/academy/BP_OE_WF.md)<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Palatino Linotype" svg:font-family="'Palatino Linotype'" style:font-family-generic="roman"/>
    <style:font-face style:name="Lucida Sans1" svg:font-family="'Lucida Sans'" style:font-family-generic="swiss"/>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Palatino Linotype"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Palatino Linotype"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Palatino Linotype" style:font-name-complex="Lucida Sans1"/>
    </style:style>
    <style:style style:name="Caption" style:family="paragraph" style:parent-style-name="Standard" style:class="extra">
      <style:paragraph-properties fo:margin-top="0.212cm" fo:margin-bottom="0.212cm" text:number-lines="false" text:line-number="0"/>
      <style:text-properties style:font-name="Palatino Linotype"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Palatino Linotype"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ick Ballard</meta:initial-creator>
    <meta:creation-date>2025-08-15T19:24:59.09</meta:creation-date>
    <dc:date>2025-08-15T21:01:00.38</dc:date>
    <dc:creator>Rick Ballard</dc:creator>
    <meta:editing-duration>PT1H35M59S</meta:editing-duration>
    <meta:editing-cycles>8</meta:editing-cycles>
    <meta:generator>OpenOffice/4.1.15$Win32 OpenOffice.org_project/4115m2$Build-9813</meta:generator>
    <meta:document-statistic meta:table-count="0" meta:image-count="0" meta:object-count="0" meta:page-count="6" meta:paragraph-count="8" meta:word-count="1385" meta:character-count="10929"/>
  </office:meta>
</office:document-meta>
</file>